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9">
            <text:p>19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1-01_09-26-24_000.jpg</text:p>
          </table:table-cell>
          <table:table-cell table:style-name="ce26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3-01-01_03-06-49_000.jpg</text:p>
          </table:table-cell>
          <table:table-cell table:style-name="ce26" office:value-type="string">
            <text:p>:m :PHOTO 寝た時刻 / 2022 / オナニー、未了、duration=1.5時間ぐらい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1.5時間ぐらい,other=~">
            <text:p>:m :PHOTO 寝た時刻 / 2022 / オナニー、未了、duration=1.5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12-31_14-14-5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2-12-31_21-23-11_000.jpg</text:p>
          </table:table-cell>
          <table:table-cell table:style-name="ce31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10" office:value-type="string">
            <text:p>2023-01-01_11-09-17_000.jpg</text:p>
          </table:table-cell>
          <table:table-cell table:style-name="ce26" office:value-type="string">
            <text:p>:PHOTO 記録 / subject=pH調べ（pH測定；計測；ペーハー） / location=自室 / content=日本酒（「米だけの酒」；VALUE PLUS；２リットル）,for=~,other=~,activity-id(act-id)=UED8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2-31_18-26-21_000.jpg</text:p>
          </table:table-cell>
          <table:table-cell table:style-name="ce26" office:value-type="string">
            <text:p>:PHOTO 記録 / subject=年始のお供え物 / location=~ / content=お供え物：盛り付け：経過記録,fo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subject=年始のお供え物 / location=~ / content=お供え物：盛り付け：経過記録,for=~,other=~">
            <text:p>:PHOTO 記録 / subject=年始のお供え物 / location=~ / content=お供え物：盛り付け：経過記録,for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2-12-31_18-26-22_000.jpg</text:p>
          </table:table-cell>
          <table:table-cell table:style-name="ce26" office:value-type="string">
            <text:p>:PHOTO 記録 / subject=年始のお供え物 / location=~ / content=お供え物：盛り付け：経過記録,fo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subject=年始のお供え物 / location=~ / content=お供え物：盛り付け：経過記録,for=~,other=~">
            <text:p>:PHOTO 記録 / subject=年始のお供え物 / location=~ / content=お供え物：盛り付け：経過記録,for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2-31_18-28-38_000.jpg</text:p>
          </table:table-cell>
          <table:table-cell table:style-name="ce26" office:value-type="string">
            <text:p>:PHOTO 記録 / subject=年始のお供え物 / location=~ / content=お供え物：盛り付け：経過記録,fo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subject=年始のお供え物 / location=~ / content=お供え物：盛り付け：経過記録,for=~,other=~">
            <text:p>:PHOTO 記録 / subject=年始のお供え物 / location=~ / content=お供え物：盛り付け：経過記録,for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2-12-31_18-38-54_000.jpg</text:p>
          </table:table-cell>
          <table:table-cell table:style-name="ce26" office:value-type="string">
            <text:p>:PHOTO 記録 / subject=年始のお供え物 / location=~ / content=お供え物：備えた場面：経過記録,fo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subject=年始のお供え物 / location=~ / content=お供え物：備えた場面：経過記録,for=~,other=~">
            <text:p>:PHOTO 記録 / subject=年始のお供え物 / location=~ / content=お供え物：備えた場面：経過記録,for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12-31_18-38-59_000.jpg</text:p>
          </table:table-cell>
          <table:table-cell table:style-name="ce26" office:value-type="string">
            <text:p>:PHOTO 記録 / subject=年始のお供え物 / location=~ / content=お供え物：備えた場面：経過記録,for=~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7" office:value-type="string">
            <text:p>2022-12-31_18-39-06_000.jpg</text:p>
          </table:table-cell>
          <table:table-cell table:style-name="ce26" office:value-type="string">
            <text:p>:PHOTO 記録 / subject=年始のお供え物 / location=~ / content=お供え物：備えた場面：経過記録,fo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 / subject=年始のお供え物 / location=~ / content=お供え物：備えた場面：経過記録,for=~,other=~">
            <text:p>:PHOTO 記録 / subject=年始のお供え物 / location=~ / content=お供え物：備えた場面：経過記録,for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2-12-31_23-05-46_000.jpg</text:p>
          </table:table-cell>
          <table:table-cell table:style-name="ce26" office:value-type="string">
            <text:p>:PHOTO 記録 / subject=年始のお供え物 / location=~ / content=お供え物：備えた場面：経過記録,fo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 / subject=年始のお供え物 / location=~ / content=お供え物：備えた場面：経過記録,for=~,other=~">
            <text:p>:PHOTO 記録 / subject=年始のお供え物 / location=~ / content=お供え物：備えた場面：経過記録,fo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31_18-26-01_000.jpg</text:p>
          </table:table-cell>
          <table:table-cell table:style-name="ce26" office:value-type="string">
            <text:p>:PHOTO 記録 / subject=年始のお供え物 / location=~ / content=お供え物の、具：柿：包装：裏面（表面は、印刷物、なし）,fo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PHOTO 記録 / subject=年始のお供え物 / location=~ / content=お供え物の、具：柿：包装：裏面（表面は、印刷物、なし）,for=~,other=~">
            <text:p>:PHOTO 記録 / subject=年始のお供え物 / location=~ / content=お供え物の、具：柿：包装：裏面（表面は、印刷物、なし）,for=~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7" office:value-type="string">
            <text:p>2022-12-31_18-26-07_000.jpg</text:p>
          </table:table-cell>
          <table:table-cell table:style-name="ce26" office:value-type="string">
            <text:p>:PHOTO 記録 / subject=年始のお供え物 / location=~ / content=お供え物の、具：魚の干物：あじ：包装：表面,fo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PHOTO 記録 / subject=年始のお供え物 / location=~ / content=お供え物の、具：魚の干物：あじ：包装：表面,for=~,other=~">
            <text:p>:PHOTO 記録 / subject=年始のお供え物 / location=~ / content=お供え物の、具：魚の干物：あじ：包装：表面,fo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12-31_18-26-13_000.jpg</text:p>
          </table:table-cell>
          <table:table-cell table:style-name="ce26" office:value-type="string">
            <text:p>:PHOTO 記録 / subject=年始のお供え物 / location=~ / content=お供え物の、具：魚の干物：あじ：包装：裏面,fo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PHOTO 記録 / subject=年始のお供え物 / location=~ / content=お供え物の、具：魚の干物：あじ：包装：裏面,for=~,other=~">
            <text:p>:PHOTO 記録 / subject=年始のお供え物 / location=~ / content=お供え物の、具：魚の干物：あじ：包装：裏面,for=~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8" office:value-type="string">
            <text:p>2023-01-01_09-40-4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1-01_01-03-39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3-01-01_01-03-50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3-01-01_01-04-06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9">
            <text:p>1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2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1">2023/01/01</text:date>, <text:time>12:34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01T12:34:11.03</dc:date>
    <dc:creator>iwabuchi ken</dc:creator>
    <meta:editing-duration>P52DT15H45M25S</meta:editing-duration>
    <meta:editing-cycles>16889</meta:editing-cycles>
    <meta:document-statistic meta:table-count="2" meta:cell-count="929" meta:object-count="0"/>
    <meta:user-defined meta:name="qrichtext">1</meta:user-defined>
  </office:meta>
</office:document-meta>
</file>